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9.118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335cm"/>
    </style:style>
    <style:style style:name="co7" style:family="table-column">
      <style:table-column-properties fo:break-before="auto" style:column-width="7.83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517cm" fo:break-before="auto" style:use-optimal-row-height="false"/>
    </style:style>
    <style:style style:name="ta1" style:family="table" style:master-page-name="PageStyle_5f_par_20_Fournisseur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Excel_5f_BuiltIn_5f_Comma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Excel_5f_BuiltIn_5f_Comma" style:data-style-name="N0">
      <style:table-cell-properties style:glyph-orientation-vertical="0" fo:background-color="#c0c0c0" style:cell-protect="protected" style:print-content="tru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Excel_5f_BuiltIn_5f_Comma" style:data-style-name="N12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" style:family="table-cell" style:parent-style-name="Excel_5f_BuiltIn_5f_Comma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Excel_5f_BuiltIn_5f_Comma" style:data-style-name="N4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Excel_5f_BuiltIn_5f_Comma" style:data-style-name="N4">
      <style:table-cell-properties style:glyph-orientation-vertical="0" fo:border-bottom="2.49pt double-thin #000000" style:border-line-width-bottom="0.018cm 0.053cm 0.018cm" style:cell-protect="protected" style:print-content="tru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ar Fournisseur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Default"/>
        <table:table-header-rows>
          <table:table-row table:style-name="ro1">
            <table:table-cell table:number-columns-repeated="1024"/>
          </table:table-row>
          <table:table-row table:style-name="ro1">
            <table:table-cell table:style-name="ce2" office:value-type="string" calcext:value-type="string" table:number-columns-spanned="7" table:number-rows-spanned="1">
              <text:p>VILLE DE MONTRÉAL <text:s/>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Arrondissement Côte-des-neiges / Notre-Dame-de-Grâce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>
            <table:table-cell table:style-name="ce2" office:value-type="string" calcext:value-type="string" table:number-columns-spanned="7" table:number-rows-spanned="1">
              <text:p>Listes des bons de commandes approuvés pour AOÛT 2014</text:p>
            </table:table-cell>
            <table:covered-table-cell table:number-columns-repeated="6" table:style-name="ce2"/>
            <table:table-cell table:number-columns-repeated="1017"/>
          </table:table-row>
          <table:table-row table:style-name="ro1" table:number-rows-repeated="2">
            <table:table-cell table:number-columns-repeated="1024"/>
          </table:table-row>
          <table:table-row table:style-name="ro1">
            <table:table-cell table:style-name="ce3" office:value-type="string" calcext:value-type="string">
              <text:p>Dernier Approbateur</text:p>
            </table:table-cell>
            <table:table-cell table:style-name="ce3" office:value-type="string" calcext:value-type="string">
              <text:p>Nom fournisseur</text:p>
            </table:table-cell>
            <table:table-cell table:style-name="ce4" office:value-type="string" calcext:value-type="string">
              <text:p>Numéro bon </text:p>
            </table:table-cell>
            <table:table-cell table:style-name="ce4" office:value-type="string" calcext:value-type="string">
              <text:p>Date </text:p>
            </table:table-cell>
            <table:table-cell table:style-name="ce4" office:value-type="string" calcext:value-type="string">
              <text:p>Montant de </text:p>
            </table:table-cell>
            <table:table-cell table:style-name="ce4"/>
            <table:table-cell table:style-name="ce3" office:value-type="string" calcext:value-type="string">
              <text:p>Description</text:p>
            </table:table-cell>
            <table:table-cell table:number-columns-repeated="1017"/>
          </table:table-row>
          <table:table-row table:style-name="ro1">
            <table:table-cell table:style-name="ce3" table:number-columns-repeated="2"/>
            <table:table-cell table:style-name="ce4" office:value-type="string" calcext:value-type="string">
              <text:p>commande</text:p>
            </table:table-cell>
            <table:table-cell table:style-name="ce4" office:value-type="string" calcext:value-type="string">
              <text:p>d'approbation</text:p>
            </table:table-cell>
            <table:table-cell table:style-name="ce4" office:value-type="string" calcext:value-type="string">
              <text:p>l'engagement</text:p>
            </table:table-cell>
            <table:table-cell table:style-name="ce4" table:number-columns-repeated="2"/>
            <table:table-cell table:number-columns-repeated="1017"/>
          </table:table-row>
          <table:table-row table:style-name="ro1">
            <table:table-cell table:number-columns-repeated="1024"/>
          </table:table-row>
        </table:table-header-rows>
        <table:table-row table:style-name="ro1">
          <table:table-cell office:value-type="string" calcext:value-type="string">
            <text:p>BERGERON, GILLES</text:p>
          </table:table-cell>
          <table:table-cell office:value-type="string" calcext:value-type="string">
            <text:p>ASSOCIATION DES RESPONSABLES AQUATIQUES DU QUEBEC</text:p>
          </table:table-cell>
          <table:table-cell table:style-name="ce5" office:value-type="string" calcext:value-type="string">
            <text:p>983570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347.43" calcext:value-type="float">
            <text:p>347,43</text:p>
          </table:table-cell>
          <table:table-cell/>
          <table:table-cell office:value-type="string" calcext:value-type="string">
            <text:p>FORMATION <text:s/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ULT &amp; BOUTHILLIER LTEE</text:p>
          </table:table-cell>
          <table:table-cell table:style-name="ce5" office:value-type="string" calcext:value-type="string">
            <text:p>983297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64.41" calcext:value-type="float">
            <text:p>264,4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NADIAN TIRE</text:p>
          </table:table-cell>
          <table:table-cell table:style-name="ce5" office:value-type="string" calcext:value-type="string">
            <text:p>983196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22.23" calcext:value-type="float">
            <text:p>222,2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281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71.69" calcext:value-type="float">
            <text:p>71,6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356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176.3" calcext:value-type="float">
            <text:p>176,3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REFOUR JEUNESSE-EMPLOI CDN</text:p>
          </table:table-cell>
          <table:table-cell table:style-name="ce5" office:value-type="string" calcext:value-type="string">
            <text:p>984041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5750" calcext:value-type="float">
            <text:p>5 750,00</text:p>
          </table:table-cell>
          <table:table-cell/>
          <table:table-cell office:value-type="string" calcext:value-type="string">
            <text:p>COTISATION PROFESSIONNELL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LES, CHRISTOPHER</text:p>
          </table:table-cell>
          <table:table-cell table:style-name="ce5" office:value-type="string" calcext:value-type="string">
            <text:p>982302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83.15" calcext:value-type="float">
            <text:p>83,15</text:p>
          </table:table-cell>
          <table:table-cell/>
          <table:table-cell office:value-type="string" calcext:value-type="string">
            <text:p>FRAIS DE TRANSPOR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ROUPE SECURITE C.L.B. INC.</text:p>
          </table:table-cell>
          <table:table-cell table:style-name="ce5" office:value-type="string" calcext:value-type="string">
            <text:p>984104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503" calcext:value-type="float">
            <text:p>503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SEMAINE DES ARTS</text:p>
          </table:table-cell>
          <table:table-cell table:style-name="ce5" office:value-type="string" calcext:value-type="string">
            <text:p>983733</text:p>
          </table:table-cell>
          <table:table-cell table:style-name="ce6" office:value-type="date" office:date-value="2014-08-19" calcext:value-type="date">
            <text:p>08/19/14</text:p>
          </table:table-cell>
          <table:table-cell table:style-name="ce8" office:value-type="float" office:value="2000" calcext:value-type="float">
            <text:p>2 0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TUDE 45/ARTS PROMOTION INC.</text:p>
          </table:table-cell>
          <table:table-cell table:style-name="ce5" office:value-type="string" calcext:value-type="string">
            <text:p>981389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622.26" calcext:value-type="float">
            <text:p>622,2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BRAIRIE OLIVIERI</text:p>
          </table:table-cell>
          <table:table-cell table:style-name="ce5" office:value-type="string" calcext:value-type="string">
            <text:p>984086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2.95" calcext:value-type="float">
            <text:p>12,9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097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36.05" calcext:value-type="float">
            <text:p>136,0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NTREAL STENCIL INC</text:p>
          </table:table-cell>
          <table:table-cell table:style-name="ce5" office:value-type="string" calcext:value-type="string">
            <text:p>984282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53.66" calcext:value-type="float">
            <text:p>53,66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CIETE CANADIENNE DES AUTEURS, COMPOSITEURS &amp; EDITEURS DE MUSIQUE (SOCAN)</text:p>
          </table:table-cell>
          <table:table-cell table:style-name="ce5" office:value-type="string" calcext:value-type="string">
            <text:p>983326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409.64" calcext:value-type="float">
            <text:p>409,64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KNION ROY ET BRETON INC.</text:p>
          </table:table-cell>
          <table:table-cell table:style-name="ce5" office:value-type="string" calcext:value-type="string">
            <text:p>983589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414.84" calcext:value-type="float">
            <text:p>414,8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DEOTRON S.E.N.C</text:p>
          </table:table-cell>
          <table:table-cell table:style-name="ce5" office:value-type="string" calcext:value-type="string">
            <text:p>982265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2272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69.43" calcext:value-type="float">
            <text:p>69,43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ILEAU, LINDA</text:p>
          </table:table-cell>
          <table:table-cell office:value-type="string" calcext:value-type="string">
            <text:p>BOYER, JEAN-FRANCOIS</text:p>
          </table:table-cell>
          <table:table-cell table:style-name="ce5" office:value-type="string" calcext:value-type="string">
            <text:p>982256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137.53" calcext:value-type="float">
            <text:p>137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RCLE CULTUREL CATALAN</text:p>
          </table:table-cell>
          <table:table-cell table:style-name="ce5" office:value-type="string" calcext:value-type="string">
            <text:p>985324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350" calcext:value-type="float">
            <text:p>35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LERIE DU THEATRE MAGOG - ART CONTEMPORAIN</text:p>
          </table:table-cell>
          <table:table-cell table:style-name="ce5" office:value-type="string" calcext:value-type="string">
            <text:p>981398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1401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777.83" calcext:value-type="float">
            <text:p>777,83</text:p>
          </table:table-cell>
          <table:table-cell/>
          <table:table-cell office:value-type="string" calcext:value-type="string">
            <text:p>CACHET D'ARTIST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BRATORY BAND INC.</text:p>
          </table:table-cell>
          <table:table-cell table:style-name="ce5" office:value-type="string" calcext:value-type="string">
            <text:p>985321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2074.21" calcext:value-type="float">
            <text:p>2 074,2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'AGENCE STATION BLEUE INC.</text:p>
          </table:table-cell>
          <table:table-cell table:style-name="ce5" office:value-type="string" calcext:value-type="string">
            <text:p>982309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760.2" calcext:value-type="float">
            <text:p>760,2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ATELIERS CINQ EPICES</text:p>
          </table:table-cell>
          <table:table-cell table:style-name="ce5" office:value-type="string" calcext:value-type="string">
            <text:p>982744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210" calcext:value-type="float">
            <text:p>21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PRODUCTIONS YVES LEVEILLE</text:p>
          </table:table-cell>
          <table:table-cell table:style-name="ce5" office:value-type="string" calcext:value-type="string">
            <text:p>981395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2074.21" calcext:value-type="float">
            <text:p>2 074,21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NDSAY INTERNATIONALE INC.</text:p>
          </table:table-cell>
          <table:table-cell table:style-name="ce5" office:value-type="string" calcext:value-type="string">
            <text:p>985771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258.24" calcext:value-type="float">
            <text:p>258,2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UISE BEDARD DANSE</text:p>
          </table:table-cell>
          <table:table-cell table:style-name="ce5" office:value-type="string" calcext:value-type="string">
            <text:p>985143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1555.66" calcext:value-type="float">
            <text:p>1 555,66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161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AEL <text:s/>MLAKAR</text:p>
          </table:table-cell>
          <table:table-cell table:style-name="ce5" office:value-type="string" calcext:value-type="string">
            <text:p>985776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700" calcext:value-type="float">
            <text:p>700,0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V SONORISATION</text:p>
          </table:table-cell>
          <table:table-cell table:style-name="ce5" office:value-type="string" calcext:value-type="string">
            <text:p>985632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2800.19" calcext:value-type="float">
            <text:p>2 800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COTE-DES-NEIGES</text:p>
          </table:table-cell>
          <table:table-cell table:style-name="ce5" office:value-type="string" calcext:value-type="string">
            <text:p>985782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214.61" calcext:value-type="float">
            <text:p>214,6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.M. LEDUC &amp; CIE INC.</text:p>
          </table:table-cell>
          <table:table-cell table:style-name="ce5" office:value-type="string" calcext:value-type="string">
            <text:p>983153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309.93" calcext:value-type="float">
            <text:p>309,93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EVEN ROSENSTEIN</text:p>
          </table:table-cell>
          <table:table-cell table:style-name="ce5" office:value-type="string" calcext:value-type="string">
            <text:p>981444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300" calcext:value-type="float">
            <text:p>300,00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YLVIE FULLUM</text:p>
          </table:table-cell>
          <table:table-cell table:style-name="ce5" office:value-type="string" calcext:value-type="string">
            <text:p>983174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232.73" calcext:value-type="float">
            <text:p>232,73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PORT &amp; ACCORD</text:p>
          </table:table-cell>
          <table:table-cell table:style-name="ce5" office:value-type="string" calcext:value-type="string">
            <text:p>983369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995.64" calcext:value-type="float">
            <text:p>995,6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office:value-type="string" calcext:value-type="string">
            <text:p>BIOFOREST TECHNOLOGIES</text:p>
          </table:table-cell>
          <table:table-cell table:style-name="ce5" office:value-type="string" calcext:value-type="string">
            <text:p>981680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17357.95" calcext:value-type="float">
            <text:p>17 357,95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VIROSERVICES INC</text:p>
          </table:table-cell>
          <table:table-cell table:style-name="ce5" office:value-type="string" calcext:value-type="string">
            <text:p>957549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1309.22" calcext:value-type="float">
            <text:p>1 309,22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47579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1952.87" calcext:value-type="float">
            <text:p>1 952,8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HEL GOHIER LTEE</text:p>
          </table:table-cell>
          <table:table-cell table:style-name="ce5" office:value-type="string" calcext:value-type="string">
            <text:p>981674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4659.83" calcext:value-type="float">
            <text:p>4 659,83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YSAGISTE LIGNE ROYALE INC.</text:p>
          </table:table-cell>
          <table:table-cell table:style-name="ce5" office:value-type="string" calcext:value-type="string">
            <text:p>984732</text:p>
          </table:table-cell>
          <table:table-cell table:style-name="ce6" office:value-type="date" office:date-value="2014-08-25" calcext:value-type="date">
            <text:p>08/25/14</text:p>
          </table:table-cell>
          <table:table-cell table:style-name="ce8" office:value-type="float" office:value="15556.6" calcext:value-type="float">
            <text:p>15 556,60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office:value-type="string" calcext:value-type="string">
            <text:p>SHRED-IT INTERNATIONAL INC.</text:p>
          </table:table-cell>
          <table:table-cell table:style-name="ce5" office:value-type="string" calcext:value-type="string">
            <text:p>933758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777.83" calcext:value-type="float">
            <text:p>777,8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, PATRICK THE TRUC</text:p>
          </table:table-cell>
          <table:table-cell office:value-type="string" calcext:value-type="string">
            <text:p>SYLPROTEC INC.</text:p>
          </table:table-cell>
          <table:table-cell table:style-name="ce5" office:value-type="string" calcext:value-type="string">
            <text:p>985830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119.7" calcext:value-type="float">
            <text:p>119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MPOUX, MARTIN</text:p>
          </table:table-cell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81938</text:p>
          </table:table-cell>
          <table:table-cell table:style-name="ce6" office:value-type="date" office:date-value="2014-08-07" calcext:value-type="date">
            <text:p>08/07/14</text:p>
          </table:table-cell>
          <table:table-cell table:style-name="ce8" office:value-type="float" office:value="72.59" calcext:value-type="float">
            <text:p>72,5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LC <text:s/>ASSOCIES INC.</text:p>
          </table:table-cell>
          <table:table-cell table:style-name="ce5" office:value-type="string" calcext:value-type="string">
            <text:p>980642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913.69" calcext:value-type="float">
            <text:p>913,69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ULIEPRE, JEAN-FRANCOIS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985019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8" office:value-type="float" office:value="617.27" calcext:value-type="float">
            <text:p>617,2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LPHA-VICO INC</text:p>
          </table:table-cell>
          <table:table-cell table:style-name="ce5" office:value-type="string" calcext:value-type="string">
            <text:p>982848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1590.71" calcext:value-type="float">
            <text:p>1 590,7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TE, GABRIELLE JEANNE</text:p>
          </table:table-cell>
          <table:table-cell table:style-name="ce5" office:value-type="string" calcext:value-type="string">
            <text:p>985463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105.93" calcext:value-type="float">
            <text:p>105,9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TRIBUTION SPORTS LOISIRS- <text:s/>INSTALLATION INC.</text:p>
          </table:table-cell>
          <table:table-cell table:style-name="ce5" office:value-type="string" calcext:value-type="string">
            <text:p>984510</text:p>
          </table:table-cell>
          <table:table-cell table:style-name="ce6" office:value-type="date" office:date-value="2014-08-22" calcext:value-type="date">
            <text:p>08/22/14</text:p>
          </table:table-cell>
          <table:table-cell table:style-name="ce8" office:value-type="float" office:value="569.84" calcext:value-type="float">
            <text:p>569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83569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1221.71" calcext:value-type="float">
            <text:p>1 221,71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2846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200.58" calcext:value-type="float">
            <text:p>200,5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BERT BOILEAU INC</text:p>
          </table:table-cell>
          <table:table-cell table:style-name="ce5" office:value-type="string" calcext:value-type="string">
            <text:p>983595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460.48" calcext:value-type="float">
            <text:p>460,4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511</text:p>
          </table:table-cell>
          <table:table-cell table:style-name="ce6" office:value-type="date" office:date-value="2014-08-22" calcext:value-type="date">
            <text:p>08/22/14</text:p>
          </table:table-cell>
          <table:table-cell table:style-name="ce8" office:value-type="float" office:value="776.8" calcext:value-type="float">
            <text:p>776,8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YAUX FLEXIBLES DU QUEBEC INC.</text:p>
          </table:table-cell>
          <table:table-cell table:style-name="ce5" office:value-type="string" calcext:value-type="string">
            <text:p>984508</text:p>
          </table:table-cell>
          <table:table-cell table:style-name="ce6" office:value-type="date" office:date-value="2014-08-22" calcext:value-type="date">
            <text:p>08/22/14</text:p>
          </table:table-cell>
          <table:table-cell table:style-name="ce8" office:value-type="float" office:value="1039.18" calcext:value-type="float">
            <text:p>1 039,18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715</text:p>
          </table:table-cell>
          <table:table-cell table:style-name="ce6" office:value-type="date" office:date-value="2014-08-29" calcext:value-type="date">
            <text:p>08/29/14</text:p>
          </table:table-cell>
          <table:table-cell table:style-name="ce8" office:value-type="float" office:value="556.74" calcext:value-type="float">
            <text:p>556,7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TIN, ALAIN</text:p>
          </table:table-cell>
          <table:table-cell office:value-type="string" calcext:value-type="string">
            <text:p>ATELIER N. C. LAMOUREUX</text:p>
          </table:table-cell>
          <table:table-cell table:style-name="ce5" office:value-type="string" calcext:value-type="string">
            <text:p>983214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107.24" calcext:value-type="float">
            <text:p>2 107,24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TE NISSAN - GABRIEL</text:p>
          </table:table-cell>
          <table:table-cell table:style-name="ce5" office:value-type="string" calcext:value-type="string">
            <text:p>981506</text:p>
          </table:table-cell>
          <table:table-cell table:style-name="ce6" office:value-type="date" office:date-value="2014-08-07" calcext:value-type="date">
            <text:p>08/07/14</text:p>
          </table:table-cell>
          <table:table-cell table:style-name="ce8" office:value-type="float" office:value="467.49" calcext:value-type="float">
            <text:p>467,49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MT EQUIPEMENT INC</text:p>
          </table:table-cell>
          <table:table-cell table:style-name="ce5" office:value-type="string" calcext:value-type="string">
            <text:p>983112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344.84" calcext:value-type="float">
            <text:p>344,84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office:value-type="string" calcext:value-type="string">
            <text:p>A.D.I. ART DESIGN INTERNATIONAL INC.</text:p>
          </table:table-cell>
          <table:table-cell table:style-name="ce5" office:value-type="string" calcext:value-type="string">
            <text:p>980683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345.38" calcext:value-type="float">
            <text:p>345,38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QUATECHNO SPECIALISTES AQUATIQUES INC.</text:p>
          </table:table-cell>
          <table:table-cell table:style-name="ce5" office:value-type="string" calcext:value-type="string">
            <text:p>981996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566.84" calcext:value-type="float">
            <text:p>2 566,8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MMISSION SCOLAIRE DE MONTREAL (CSDM)</text:p>
          </table:table-cell>
          <table:table-cell table:style-name="ce5" office:value-type="string" calcext:value-type="string">
            <text:p>982333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81.28" calcext:value-type="float">
            <text:p>81,28</text:p>
          </table:table-cell>
          <table:table-cell/>
          <table:table-cell office:value-type="string" calcext:value-type="string">
            <text:p>LOCATION D'IMMEU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RBEIL ELECTROMENAGERS</text:p>
          </table:table-cell>
          <table:table-cell table:style-name="ce5" office:value-type="string" calcext:value-type="string">
            <text:p>973345</text:p>
          </table:table-cell>
          <table:table-cell table:style-name="ce6" office:value-type="date" office:date-value="2014-08-25" calcext:value-type="date">
            <text:p>08/25/14</text:p>
          </table:table-cell>
          <table:table-cell table:style-name="ce8" office:value-type="float" office:value="1609.55" calcext:value-type="float">
            <text:p>1 609,5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ENAGEMENT MONTREAL EXPRESS INC.</text:p>
          </table:table-cell>
          <table:table-cell table:style-name="ce5" office:value-type="string" calcext:value-type="string">
            <text:p>974750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980.88" calcext:value-type="float">
            <text:p>1 980,88</text:p>
          </table:table-cell>
          <table:table-cell/>
          <table:table-cell office:value-type="string" calcext:value-type="string">
            <text:p>FRAIS DE DÉMÉNAG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85213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72.6" calcext:value-type="float">
            <text:p>72,60</text:p>
          </table:table-cell>
          <table:table-cell/>
          <table:table-cell office:value-type="string" calcext:value-type="string">
            <text:p>TÉLÉAVERTISSEUR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ETITE CAISSE VILLE DE MONTREAL</text:p>
          </table:table-cell>
          <table:table-cell table:style-name="ce5" office:value-type="string" calcext:value-type="string">
            <text:p>985448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97.09" calcext:value-type="float">
            <text:p>97,0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0395</text:p>
          </table:table-cell>
          <table:table-cell table:style-name="ce6" office:value-type="date" office:date-value="2014-08-12" calcext:value-type="date">
            <text:p>08/12/14</text:p>
          </table:table-cell>
          <table:table-cell table:style-name="ce8" office:value-type="float" office:value="89.61" calcext:value-type="float">
            <text:p>89,6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0590</text:p>
          </table:table-cell>
          <table:table-cell table:style-name="ce6" office:value-type="date" office:date-value="2014-08-12" calcext:value-type="date">
            <text:p>08/12/14</text:p>
          </table:table-cell>
          <table:table-cell table:style-name="ce8" office:value-type="float" office:value="10.37" calcext:value-type="float">
            <text:p>10,3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2064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46.01" calcext:value-type="float">
            <text:p>246,0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2074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62.94" calcext:value-type="float">
            <text:p>262,9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24944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8" office:value-type="float" office:value="518.55" calcext:value-type="float">
            <text:p>518,55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LLA TOSCANA</text:p>
          </table:table-cell>
          <table:table-cell table:style-name="ce5" office:value-type="string" calcext:value-type="string">
            <text:p>982069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029.57" calcext:value-type="float">
            <text:p>2 029,57</text:p>
          </table:table-cell>
          <table:table-cell/>
          <table:table-cell office:value-type="string" calcext:value-type="string">
            <text:p>ÉVÉNEMENT 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73672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933.4" calcext:value-type="float">
            <text:p>933,40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IMA +</text:p>
          </table:table-cell>
          <table:table-cell table:style-name="ce5" office:value-type="string" calcext:value-type="string">
            <text:p>982500</text:p>
          </table:table-cell>
          <table:table-cell table:style-name="ce6" office:value-type="date" office:date-value="2014-08-12" calcext:value-type="date">
            <text:p>08/12/14</text:p>
          </table:table-cell>
          <table:table-cell table:style-name="ce8" office:value-type="float" office:value="8296.86" calcext:value-type="float">
            <text:p>8 296,86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RR NORTON INC.</text:p>
          </table:table-cell>
          <table:table-cell table:style-name="ce5" office:value-type="string" calcext:value-type="string">
            <text:p>982860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516.78" calcext:value-type="float">
            <text:p>516,7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ARCHEOTEC INC.</text:p>
          </table:table-cell>
          <table:table-cell table:style-name="ce5" office:value-type="string" calcext:value-type="string">
            <text:p>922832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6274.5" calcext:value-type="float">
            <text:p>6 274,5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TERMINAUX KENMONT INC.</text:p>
          </table:table-cell>
          <table:table-cell table:style-name="ce5" office:value-type="string" calcext:value-type="string">
            <text:p>958389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1633.44" calcext:value-type="float">
            <text:p>1 633,44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RVAIS, ROBERT</text:p>
          </table:table-cell>
          <table:table-cell office:value-type="string" calcext:value-type="string">
            <text:p>CLEAN HARBORS QUEBEC INC</text:p>
          </table:table-cell>
          <table:table-cell table:style-name="ce5" office:value-type="string" calcext:value-type="string">
            <text:p>975004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121.34" calcext:value-type="float">
            <text:p>121,3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MIX</text:p>
          </table:table-cell>
          <table:table-cell table:style-name="ce5" office:value-type="string" calcext:value-type="string">
            <text:p>979666</text:p>
          </table:table-cell>
          <table:table-cell table:style-name="ce6" office:value-type="date" office:date-value="2014-08-01" calcext:value-type="date">
            <text:p>08/01/14</text:p>
          </table:table-cell>
          <table:table-cell table:style-name="ce8" office:value-type="float" office:value="318.39" calcext:value-type="float">
            <text:p>318,39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81590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21.78" calcext:value-type="float">
            <text:p>21,78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81043</text:p>
          </table:table-cell>
          <table:table-cell table:style-name="ce6" office:value-type="date" office:date-value="2014-08-01" calcext:value-type="date">
            <text:p>08/01/14</text:p>
          </table:table-cell>
          <table:table-cell table:style-name="ce8" office:value-type="float" office:value="123.93" calcext:value-type="float">
            <text:p>123,9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O-GRAFFITI INC</text:p>
          </table:table-cell>
          <table:table-cell table:style-name="ce5" office:value-type="string" calcext:value-type="string">
            <text:p>982036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1244.53" calcext:value-type="float">
            <text:p>1 244,53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LOCO INC.</text:p>
          </table:table-cell>
          <table:table-cell table:style-name="ce5" office:value-type="string" calcext:value-type="string">
            <text:p>981965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656.18" calcext:value-type="float">
            <text:p>656,18</text:p>
          </table:table-cell>
          <table:table-cell/>
          <table:table-cell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 MAISON DU PEINTRE</text:p>
          </table:table-cell>
          <table:table-cell table:style-name="ce5" office:value-type="string" calcext:value-type="string">
            <text:p>919258</text:p>
          </table:table-cell>
          <table:table-cell table:style-name="ce6" office:value-type="date" office:date-value="2014-08-06" calcext:value-type="date">
            <text:p>08/06/14</text:p>
          </table:table-cell>
          <table:table-cell table:style-name="ce8" office:value-type="float" office:value="240.19" calcext:value-type="float">
            <text:p>240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GAMMA INC.</text:p>
          </table:table-cell>
          <table:table-cell table:style-name="ce5" office:value-type="string" calcext:value-type="string">
            <text:p>970675</text:p>
          </table:table-cell>
          <table:table-cell table:style-name="ce6" office:value-type="date" office:date-value="2014-08-04" calcext:value-type="date">
            <text:p>08/04/14</text:p>
          </table:table-cell>
          <table:table-cell table:style-name="ce8" office:value-type="float" office:value="3.73" calcext:value-type="float">
            <text:p>3,73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2283</text:p>
          </table:table-cell>
          <table:table-cell table:style-name="ce6" office:value-type="date" office:date-value="2014-08-04" calcext:value-type="date">
            <text:p>08/04/14</text:p>
          </table:table-cell>
          <table:table-cell table:style-name="ce8" office:value-type="float" office:value="3.73" calcext:value-type="float">
            <text:p>3,73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SAUVAGEAU INC.</text:p>
          </table:table-cell>
          <table:table-cell table:style-name="ce5" office:value-type="string" calcext:value-type="string">
            <text:p>981283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7811.49" calcext:value-type="float">
            <text:p>7 811,49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PB EXCAVATION</text:p>
          </table:table-cell>
          <table:table-cell table:style-name="ce5" office:value-type="string" calcext:value-type="string">
            <text:p>974374</text:p>
          </table:table-cell>
          <table:table-cell table:style-name="ce6" office:value-type="date" office:date-value="2014-08-01" calcext:value-type="date">
            <text:p>08/01/14</text:p>
          </table:table-cell>
          <table:table-cell table:style-name="ce8" office:value-type="float" office:value="4096.57" calcext:value-type="float">
            <text:p>4 096,5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IVIN &amp; DRAPEAU INC</text:p>
          </table:table-cell>
          <table:table-cell table:style-name="ce5" office:value-type="string" calcext:value-type="string">
            <text:p>979502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549.67" calcext:value-type="float">
            <text:p>549,67</text:p>
          </table:table-cell>
          <table:table-cell/>
          <table:table-cell office:value-type="string" calcext:value-type="string">
            <text:p>ENT. RÉP. - VÉHICULES, OUT. ET ÉQUIP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PG REVETEMENTS ARCHITECTURAUX CANADA INC.</text:p>
          </table:table-cell>
          <table:table-cell table:style-name="ce5" office:value-type="string" calcext:value-type="string">
            <text:p>919257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823.92" calcext:value-type="float">
            <text:p>2 823,92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2046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110.45" calcext:value-type="float">
            <text:p>110,4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81053</text:p>
          </table:table-cell>
          <table:table-cell table:style-name="ce6" office:value-type="date" office:date-value="2014-08-01" calcext:value-type="date">
            <text:p>08/01/14</text:p>
          </table:table-cell>
          <table:table-cell table:style-name="ce8" office:value-type="float" office:value="26.72" calcext:value-type="float">
            <text:p>26,7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2024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22.36" calcext:value-type="float">
            <text:p>222,3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AFETY-KLEEN CANADA INC.</text:p>
          </table:table-cell>
          <table:table-cell table:style-name="ce5" office:value-type="string" calcext:value-type="string">
            <text:p>979340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1503.91" calcext:value-type="float">
            <text:p>1 503,91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82052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1131.02" calcext:value-type="float">
            <text:p>1 131,02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RURIER LACROIX</text:p>
          </table:table-cell>
          <table:table-cell table:style-name="ce5" office:value-type="string" calcext:value-type="string">
            <text:p>982104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4.89" calcext:value-type="float">
            <text:p>24,89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-GERMAIN EGOUTS ET AQUEDUCS INC.</text:p>
          </table:table-cell>
          <table:table-cell table:style-name="ce5" office:value-type="string" calcext:value-type="string">
            <text:p>982097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530.8" calcext:value-type="float">
            <text:p>530,80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81318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319.3" calcext:value-type="float">
            <text:p>319,30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FOND, DANIEL</text:p>
          </table:table-cell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80343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311.13" calcext:value-type="float">
            <text:p>311,13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office:value-type="string" calcext:value-type="string">
            <text:p>LA BOITE - ARCHITECTURE DESIGN INC.</text:p>
          </table:table-cell>
          <table:table-cell table:style-name="ce5" office:value-type="string" calcext:value-type="string">
            <text:p>984520</text:p>
          </table:table-cell>
          <table:table-cell table:style-name="ce6" office:value-type="date" office:date-value="2014-08-22" calcext:value-type="date">
            <text:p>08/22/14</text:p>
          </table:table-cell>
          <table:table-cell table:style-name="ce8" office:value-type="float" office:value="19186.48" calcext:value-type="float">
            <text:p>19 186,48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NTREPRISES DE CONSTRUCTION PROFIL INC.</text:p>
          </table:table-cell>
          <table:table-cell table:style-name="ce5" office:value-type="string" calcext:value-type="string">
            <text:p>984765</text:p>
          </table:table-cell>
          <table:table-cell table:style-name="ce6" office:value-type="date" office:date-value="2014-08-25" calcext:value-type="date">
            <text:p>08/25/14</text:p>
          </table:table-cell>
          <table:table-cell table:style-name="ce8" office:value-type="float" office:value="2092.08" calcext:value-type="float">
            <text:p>2 092,08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RCHAND HOULE &amp; ASSOCIES INC</text:p>
          </table:table-cell>
          <table:table-cell table:style-name="ce5" office:value-type="string" calcext:value-type="string">
            <text:p>941030</text:p>
          </table:table-cell>
          <table:table-cell table:style-name="ce6" office:value-type="date" office:date-value="2014-08-05" calcext:value-type="date">
            <text:p>08/05/14</text:p>
          </table:table-cell>
          <table:table-cell table:style-name="ce8" office:value-type="float" office:value="2592.77" calcext:value-type="float">
            <text:p>2 592,77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ISENO, MARTIN</text:p>
          </table:table-cell>
          <table:table-cell office:value-type="string" calcext:value-type="string">
            <text:p>ACKLANDS - GRAINGER INC.</text:p>
          </table:table-cell>
          <table:table-cell table:style-name="ce5" office:value-type="string" calcext:value-type="string">
            <text:p>982085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325.56" calcext:value-type="float">
            <text:p>325,5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ILS INTERNATIONAL LIMITEE</text:p>
          </table:table-cell>
          <table:table-cell table:style-name="ce5" office:value-type="string" calcext:value-type="string">
            <text:p>983974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85264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878.89" calcext:value-type="float">
            <text:p>878,89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INES ET ELINGUES ST-PIERRE</text:p>
          </table:table-cell>
          <table:table-cell table:style-name="ce5" office:value-type="string" calcext:value-type="string">
            <text:p>985397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51.34" calcext:value-type="float">
            <text:p>51,34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RIOTS KIRMAR INC.</text:p>
          </table:table-cell>
          <table:table-cell table:style-name="ce5" office:value-type="string" calcext:value-type="string">
            <text:p>982078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053.47" calcext:value-type="float">
            <text:p>2 053,4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HAUSSURES BELMONT INC</text:p>
          </table:table-cell>
          <table:table-cell table:style-name="ce5" office:value-type="string" calcext:value-type="string">
            <text:p>985454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165.89" calcext:value-type="float">
            <text:p>165,89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OTURE CENTRALE</text:p>
          </table:table-cell>
          <table:table-cell table:style-name="ce5" office:value-type="string" calcext:value-type="string">
            <text:p>983943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1088.97" calcext:value-type="float">
            <text:p>1 088,9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V EQUIPEMENT DE SECURITE UNIVERSEL INC.</text:p>
          </table:table-cell>
          <table:table-cell table:style-name="ce5" office:value-type="string" calcext:value-type="string">
            <text:p>982079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164.9" calcext:value-type="float">
            <text:p>164,90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445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108.85" calcext:value-type="float">
            <text:p>108,8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QUIPEMENTS DE SECURITE HOTTE INC</text:p>
          </table:table-cell>
          <table:table-cell table:style-name="ce5" office:value-type="string" calcext:value-type="string">
            <text:p>984043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298.69" calcext:value-type="float">
            <text:p>298,6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957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8" office:value-type="float" office:value="2483.87" calcext:value-type="float">
            <text:p>2 483,8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571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48.85" calcext:value-type="float">
            <text:p>48,85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ASTENAL CANADA LTEE</text:p>
          </table:table-cell>
          <table:table-cell table:style-name="ce5" office:value-type="string" calcext:value-type="string">
            <text:p>982086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91.16" calcext:value-type="float">
            <text:p>91,16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796</text:p>
          </table:table-cell>
          <table:table-cell table:style-name="ce6" office:value-type="date" office:date-value="2014-08-19" calcext:value-type="date">
            <text:p>08/19/14</text:p>
          </table:table-cell>
          <table:table-cell table:style-name="ce8" office:value-type="float" office:value="465.46" calcext:value-type="float">
            <text:p>465,4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AZTEK INC</text:p>
          </table:table-cell>
          <table:table-cell table:style-name="ce5" office:value-type="string" calcext:value-type="string">
            <text:p>984772</text:p>
          </table:table-cell>
          <table:table-cell table:style-name="ce6" office:value-type="date" office:date-value="2014-08-25" calcext:value-type="date">
            <text:p>08/25/14</text:p>
          </table:table-cell>
          <table:table-cell table:style-name="ce8" office:value-type="float" office:value="1665.33" calcext:value-type="float">
            <text:p>1 665,33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RCULES SLR INC</text:p>
          </table:table-cell>
          <table:table-cell table:style-name="ce5" office:value-type="string" calcext:value-type="string">
            <text:p>984022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77.86" calcext:value-type="float">
            <text:p>177,86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DUSTRIES DESORMEAU INC.</text:p>
          </table:table-cell>
          <table:table-cell table:style-name="ce5" office:value-type="string" calcext:value-type="string">
            <text:p>983263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76.7" calcext:value-type="float">
            <text:p>276,7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OLEC</text:p>
          </table:table-cell>
          <table:table-cell table:style-name="ce5" office:value-type="string" calcext:value-type="string">
            <text:p>983237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55.47" calcext:value-type="float">
            <text:p>255,47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484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612.93" calcext:value-type="float">
            <text:p>612,93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458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136.85" calcext:value-type="float">
            <text:p>136,85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AN GUGLIA &amp; FILS ENR.</text:p>
          </table:table-cell>
          <table:table-cell table:style-name="ce5" office:value-type="string" calcext:value-type="string">
            <text:p>984036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236.15" calcext:value-type="float">
            <text:p>236,15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E VALLEY TOOLS LTD.</text:p>
          </table:table-cell>
          <table:table-cell table:style-name="ce5" office:value-type="string" calcext:value-type="string">
            <text:p>982090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630" calcext:value-type="float">
            <text:p>630,0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ULTI-PRESSIONS L.C. INC.</text:p>
          </table:table-cell>
          <table:table-cell table:style-name="ce5" office:value-type="string" calcext:value-type="string">
            <text:p>984271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214.68" calcext:value-type="float">
            <text:p>214,68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RODUITS SANY INC.</text:p>
          </table:table-cell>
          <table:table-cell table:style-name="ce5" office:value-type="string" calcext:value-type="string">
            <text:p>982553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226.25" calcext:value-type="float">
            <text:p>226,2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231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141.75" calcext:value-type="float">
            <text:p>141,7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QUINCAILLERIE J. CARRIER INC</text:p>
          </table:table-cell>
          <table:table-cell table:style-name="ce5" office:value-type="string" calcext:value-type="string">
            <text:p>982070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58.24" calcext:value-type="float">
            <text:p>258,24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NO-DEPOT</text:p>
          </table:table-cell>
          <table:table-cell table:style-name="ce5" office:value-type="string" calcext:value-type="string">
            <text:p>983066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98.75" calcext:value-type="float">
            <text:p>98,75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CURITE LANDRY INC</text:p>
          </table:table-cell>
          <table:table-cell table:style-name="ce5" office:value-type="string" calcext:value-type="string">
            <text:p>983462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1090.84" calcext:value-type="float">
            <text:p>1 090,84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3985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597.89" calcext:value-type="float">
            <text:p>597,89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274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82.41" calcext:value-type="float">
            <text:p>82,41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RVICES MATREC INC.</text:p>
          </table:table-cell>
          <table:table-cell table:style-name="ce5" office:value-type="string" calcext:value-type="string">
            <text:p>956642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66.37" calcext:value-type="float">
            <text:p>66,37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56657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51.86" calcext:value-type="float">
            <text:p>51,86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INSON EQUIPMENT (QUEBEC) INC.</text:p>
          </table:table-cell>
          <table:table-cell table:style-name="ce5" office:value-type="string" calcext:value-type="string">
            <text:p>982082</text:p>
          </table:table-cell>
          <table:table-cell table:style-name="ce6" office:value-type="date" office:date-value="2014-08-08" calcext:value-type="date">
            <text:p>08/08/14</text:p>
          </table:table-cell>
          <table:table-cell table:style-name="ce8" office:value-type="float" office:value="2708.1" calcext:value-type="float">
            <text:p>2 708,10</text:p>
          </table:table-cell>
          <table:table-cell/>
          <table:table-cell office:value-type="string" calcext:value-type="string">
            <text:p>PRODUITS CHIM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OLOGIES METEOROLOGIQUES MET-TECH INC.</text:p>
          </table:table-cell>
          <table:table-cell table:style-name="ce5" office:value-type="string" calcext:value-type="string">
            <text:p>919280</text:p>
          </table:table-cell>
          <table:table-cell table:style-name="ce6" office:value-type="date" office:date-value="2014-08-13" calcext:value-type="date">
            <text:p>08/13/14</text:p>
          </table:table-cell>
          <table:table-cell table:style-name="ce8" office:value-type="float" office:value="917.84" calcext:value-type="float">
            <text:p>917,84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NAQUIP LIMITED</text:p>
          </table:table-cell>
          <table:table-cell table:style-name="ce5" office:value-type="string" calcext:value-type="string">
            <text:p>984025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244.71" calcext:value-type="float">
            <text:p>244,71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031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110.89" calcext:value-type="float">
            <text:p>110,89</text:p>
          </table:table-cell>
          <table:table-cell/>
          <table:table-cell office:value-type="string" calcext:value-type="string">
            <text:p>VÊTEMENTS, CHAUSSURES ET ACC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398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39.34" calcext:value-type="float">
            <text:p>39,34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431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98.19" calcext:value-type="float">
            <text:p>98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SSIER RECREO-PARC INC</text:p>
          </table:table-cell>
          <table:table-cell table:style-name="ce5" office:value-type="string" calcext:value-type="string">
            <text:p>983481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1834.64" calcext:value-type="float">
            <text:p>1 834,64</text:p>
          </table:table-cell>
          <table:table-cell/>
          <table:table-cell office:value-type="string" calcext:value-type="string">
            <text:p>ENT. RÉP. - IMMEUBLES ET TERRAI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. CAYOUETTE INC.</text:p>
          </table:table-cell>
          <table:table-cell table:style-name="ce5" office:value-type="string" calcext:value-type="string">
            <text:p>983233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298.19" calcext:value-type="float">
            <text:p>298,19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393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943.35" calcext:value-type="float">
            <text:p>943,35</text:p>
          </table:table-cell>
          <table:table-cell/>
          <table:table-cell office:value-type="string" calcext:value-type="string">
            <text:p>AGRÉGATS ET MATÉRIAUX DE CONSTRUC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QUE, OLIVIER</text:p>
          </table:table-cell>
          <table:table-cell table:style-name="ce5" office:value-type="string" calcext:value-type="string">
            <text:p>983320</text:p>
          </table:table-cell>
          <table:table-cell table:style-name="ce6" office:value-type="date" office:date-value="2014-08-15" calcext:value-type="date">
            <text:p>08/15/14</text:p>
          </table:table-cell>
          <table:table-cell table:style-name="ce8" office:value-type="float" office:value="69.9" calcext:value-type="float">
            <text:p>69,90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MEER CANADA INC.</text:p>
          </table:table-cell>
          <table:table-cell table:style-name="ce5" office:value-type="string" calcext:value-type="string">
            <text:p>983475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307.53" calcext:value-type="float">
            <text:p>307,53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OLSELEY CANADA INC</text:p>
          </table:table-cell>
          <table:table-cell table:style-name="ce5" office:value-type="string" calcext:value-type="string">
            <text:p>983818</text:p>
          </table:table-cell>
          <table:table-cell table:style-name="ce6" office:value-type="date" office:date-value="2014-08-19" calcext:value-type="date">
            <text:p>08/19/14</text:p>
          </table:table-cell>
          <table:table-cell table:style-name="ce8" office:value-type="float" office:value="1516.77" calcext:value-type="float">
            <text:p>1 516,77</text:p>
          </table:table-cell>
          <table:table-cell/>
          <table:table-cell office:value-type="string" calcext:value-type="string">
            <text:p>PIÈCES ET ACCESSOI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office:value-type="string" calcext:value-type="string">
            <text:p>AGENCE WEBDIFFUSION INC.</text:p>
          </table:table-cell>
          <table:table-cell table:style-name="ce5" office:value-type="string" calcext:value-type="string">
            <text:p>984280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414.84" calcext:value-type="float">
            <text:p>414,84</text:p>
          </table:table-cell>
          <table:table-cell/>
          <table:table-cell office:value-type="string" calcext:value-type="string">
            <text:p>PLACEMENTS MÉDIA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ROLE PROVOST</text:p>
          </table:table-cell>
          <table:table-cell table:style-name="ce5" office:value-type="string" calcext:value-type="string">
            <text:p>983596</text:p>
          </table:table-cell>
          <table:table-cell table:style-name="ce6" office:value-type="date" office:date-value="2014-08-18" calcext:value-type="date">
            <text:p>08/18/14</text:p>
          </table:table-cell>
          <table:table-cell table:style-name="ce8" office:value-type="float" office:value="2000" calcext:value-type="float">
            <text:p>2 000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ISCOVER COMMUNICATIONS INC</text:p>
          </table:table-cell>
          <table:table-cell table:style-name="ce5" office:value-type="string" calcext:value-type="string">
            <text:p>984296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20.74" calcext:value-type="float">
            <text:p>20,74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DILEX INC.</text:p>
          </table:table-cell>
          <table:table-cell table:style-name="ce5" office:value-type="string" calcext:value-type="string">
            <text:p>984155</text:p>
          </table:table-cell>
          <table:table-cell table:style-name="ce6" office:value-type="date" office:date-value="2014-08-20" calcext:value-type="date">
            <text:p>08/20/14</text:p>
          </table:table-cell>
          <table:table-cell table:style-name="ce8" office:value-type="float" office:value="310.09" calcext:value-type="float">
            <text:p>310,09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CHITACOV, AKI</text:p>
          </table:table-cell>
          <table:table-cell table:style-name="ce5" office:value-type="string" calcext:value-type="string">
            <text:p>984319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8" office:value-type="float" office:value="358.88" calcext:value-type="float">
            <text:p>358,88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350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29.02" calcext:value-type="float">
            <text:p>29,02</text:p>
          </table:table-cell>
          <table:table-cell/>
          <table:table-cell office:value-type="string" calcext:value-type="string">
            <text:p>FRAIS DE RÉCEP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SHIBA SOLUTION D'AFFAIRES</text:p>
          </table:table-cell>
          <table:table-cell table:style-name="ce5" office:value-type="string" calcext:value-type="string">
            <text:p>931890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1037.11" calcext:value-type="float">
            <text:p>1 037,11</text:p>
          </table:table-cell>
          <table:table-cell/>
          <table:table-cell office:value-type="string" calcext:value-type="string">
            <text:p>LOC.- AMEUBLEMENT,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NE, DANIELLE</text:p>
          </table:table-cell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85244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18.67" calcext:value-type="float">
            <text:p>18,67</text:p>
          </table:table-cell>
          <table:table-cell/>
          <table:table-cell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S EDITIONS YVON BLAIS INC</text:p>
          </table:table-cell>
          <table:table-cell table:style-name="ce5" office:value-type="string" calcext:value-type="string">
            <text:p>983694</text:p>
          </table:table-cell>
          <table:table-cell table:style-name="ce6" office:value-type="date" office:date-value="2014-08-19" calcext:value-type="date">
            <text:p>08/19/14</text:p>
          </table:table-cell>
          <table:table-cell table:style-name="ce8" office:value-type="float" office:value="90.85" calcext:value-type="float">
            <text:p>90,85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5521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130.85" calcext:value-type="float">
            <text:p>130,85</text:p>
          </table:table-cell>
          <table:table-cell/>
          <table:table-cell office:value-type="string" calcext:value-type="string">
            <text:p>LIVRES, PUBLICATION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ORNEAU SHEPELL LTD.</text:p>
          </table:table-cell>
          <table:table-cell table:style-name="ce5" office:value-type="string" calcext:value-type="string">
            <text:p>984322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1919" calcext:value-type="float">
            <text:p>1 919,00</text:p>
          </table:table-cell>
          <table:table-cell/>
          <table:table-cell office:value-type="string" calcext:value-type="string">
            <text:p>HONORAIRES PROFESSIONNEL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ECHNI-MAX INC</text:p>
          </table:table-cell>
          <table:table-cell table:style-name="ce5" office:value-type="string" calcext:value-type="string">
            <text:p>982529</text:p>
          </table:table-cell>
          <table:table-cell table:style-name="ce6" office:value-type="date" office:date-value="2014-08-12" calcext:value-type="date">
            <text:p>08/12/14</text:p>
          </table:table-cell>
          <table:table-cell table:style-name="ce8" office:value-type="float" office:value="154.37" calcext:value-type="float">
            <text:p>154,37</text:p>
          </table:table-cell>
          <table:table-cell/>
          <table:table-cell office:value-type="string" calcext:value-type="string">
            <text:p>BIENS NON DURABL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ERRIEN, MICHEL</text:p>
          </table:table-cell>
          <table:table-cell office:value-type="string" calcext:value-type="string">
            <text:p>BOO! DESIGN INC.</text:p>
          </table:table-cell>
          <table:table-cell table:style-name="ce5" office:value-type="string" calcext:value-type="string">
            <text:p>981096</text:p>
          </table:table-cell>
          <table:table-cell table:style-name="ce6" office:value-type="date" office:date-value="2014-08-04" calcext:value-type="date">
            <text:p>08/04/14</text:p>
          </table:table-cell>
          <table:table-cell table:style-name="ce8" office:value-type="float" office:value="2333.49" calcext:value-type="float">
            <text:p>2 333,49</text:p>
          </table:table-cell>
          <table:table-cell/>
          <table:table-cell office:value-type="string" calcext:value-type="string">
            <text:p>PUBLICATIONS MUNICIPALES, AFFICHE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84295</text:p>
          </table:table-cell>
          <table:table-cell table:style-name="ce6" office:value-type="date" office:date-value="2014-08-21" calcext:value-type="date">
            <text:p>08/21/14</text:p>
          </table:table-cell>
          <table:table-cell table:style-name="ce8" office:value-type="float" office:value="155.57" calcext:value-type="float">
            <text:p>155,57</text:p>
          </table:table-cell>
          <table:table-cell/>
          <table:table-cell office:value-type="string" calcext:value-type="string">
            <text:p>PUBLICATIONS MUNICIPALES, 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SCHAMPS IMPRESSION INC.</text:p>
          </table:table-cell>
          <table:table-cell table:style-name="ce5" office:value-type="string" calcext:value-type="string">
            <text:p>984956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8" office:value-type="float" office:value="4454.37" calcext:value-type="float">
            <text:p>4 454,3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SSERELLE BLEUE INC.</text:p>
          </table:table-cell>
          <table:table-cell table:style-name="ce5" office:value-type="string" calcext:value-type="string">
            <text:p>982258</text:p>
          </table:table-cell>
          <table:table-cell table:style-name="ce6" office:value-type="date" office:date-value="2014-08-11" calcext:value-type="date">
            <text:p>08/11/14</text:p>
          </table:table-cell>
          <table:table-cell table:style-name="ce8" office:value-type="float" office:value="445.96" calcext:value-type="float">
            <text:p>445,96</text:p>
          </table:table-cell>
          <table:table-cell/>
          <table:table-cell office:value-type="string" calcext:value-type="string">
            <text:p>PUBLICATIONS MUNICIPALES, AFFICH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DUCTIONS TOM DONOVAN</text:p>
          </table:table-cell>
          <table:table-cell table:style-name="ce5" office:value-type="string" calcext:value-type="string">
            <text:p>924347</text:p>
          </table:table-cell>
          <table:table-cell table:style-name="ce6" office:value-type="date" office:date-value="2014-08-07" calcext:value-type="date">
            <text:p>08/07/14</text:p>
          </table:table-cell>
          <table:table-cell table:style-name="ce8" office:value-type="float" office:value="3629.87" calcext:value-type="float">
            <text:p>3 629,87</text:p>
          </table:table-cell>
          <table:table-cell/>
          <table:table-cell office:value-type="string" calcext:value-type="string">
            <text:p>SERVICES TECHNIQU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NS-FORM EXACT</text:p>
          </table:table-cell>
          <table:table-cell table:style-name="ce5" office:value-type="string" calcext:value-type="string">
            <text:p>958144</text:p>
          </table:table-cell>
          <table:table-cell table:style-name="ce6" office:value-type="date" office:date-value="2014-08-25" calcext:value-type="date">
            <text:p>08/25/14</text:p>
          </table:table-cell>
          <table:table-cell table:style-name="ce8" office:value-type="float" office:value="36.3" calcext:value-type="float">
            <text:p>36,30</text:p>
          </table:table-cell>
          <table:table-cell/>
          <table:table-cell office:value-type="string" calcext:value-type="string">
            <text:p>FRAIS DE POS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office:value-type="string" calcext:value-type="string">
            <text:p>AFI EXPERTISE INC.</text:p>
          </table:table-cell>
          <table:table-cell table:style-name="ce5" office:value-type="string" calcext:value-type="string">
            <text:p>977820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409.66" calcext:value-type="float">
            <text:p>409,66</text:p>
          </table:table-cell>
          <table:table-cell/>
          <table:table-cell office:value-type="string" calcext:value-type="string">
            <text:p>FORMATIO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E DE SERVICES PARTAGES DU QUEBEC</text:p>
          </table:table-cell>
          <table:table-cell table:style-name="ce5" office:value-type="string" calcext:value-type="string">
            <text:p>985265</text:p>
          </table:table-cell>
          <table:table-cell table:style-name="ce6" office:value-type="date" office:date-value="2014-08-27" calcext:value-type="date">
            <text:p>08/27/14</text:p>
          </table:table-cell>
          <table:table-cell table:style-name="ce8" office:value-type="float" office:value="361.36" calcext:value-type="float">
            <text:p>361,36</text:p>
          </table:table-cell>
          <table:table-cell/>
          <table:table-cell office:value-type="string" calcext:value-type="string">
            <text:p>TÉLÉPHONI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OCATION D'AUTOS ET CAMIONS DISCOUNT</text:p>
          </table:table-cell>
          <table:table-cell table:style-name="ce5" office:value-type="string" calcext:value-type="string">
            <text:p>948267</text:p>
          </table:table-cell>
          <table:table-cell table:style-name="ce6" office:value-type="date" office:date-value="2014-08-28" calcext:value-type="date">
            <text:p>08/28/14</text:p>
          </table:table-cell>
          <table:table-cell table:style-name="ce8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09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975921</text:p>
          </table:table-cell>
          <table:table-cell table:style-name="ce6" office:value-type="date" office:date-value="2014-08-14" calcext:value-type="date">
            <text:p>08/14/14</text:p>
          </table:table-cell>
          <table:table-cell table:style-name="ce8" office:value-type="float" office:value="736.35" calcext:value-type="float">
            <text:p>736,35</text:p>
          </table:table-cell>
          <table:table-cell/>
          <table:table-cell office:value-type="string" calcext:value-type="string">
            <text:p>LOC.- VÉHICULES-OUTILLAGE-ÉQUIPEM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RAFFIC LOGIX</text:p>
          </table:table-cell>
          <table:table-cell table:style-name="ce5" office:value-type="string" calcext:value-type="string">
            <text:p>984861</text:p>
          </table:table-cell>
          <table:table-cell table:style-name="ce6" office:value-type="date" office:date-value="2014-08-26" calcext:value-type="date">
            <text:p>08/26/14</text:p>
          </table:table-cell>
          <table:table-cell table:style-name="ce9" office:value-type="float" office:value="3349" calcext:value-type="float">
            <text:p>3 349,00</text:p>
          </table:table-cell>
          <table:table-cell/>
          <table:table-cell office:value-type="string" calcext:value-type="string">
            <text:p>BIENS NON CAPITALISÉ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 office:value-type="string" calcext:value-type="string">
            <text:p>TOTAL:</text:p>
          </table:table-cell>
          <table:table-cell table:style-name="ce10" table:formula="of:=SUM([.E10:.E177])" office:value-type="float" office:value="203004.16" calcext:value-type="float">
            <text:p>203 004,16</text:p>
          </table:table-cell>
          <table:table-cell table:number-columns-repeated="1019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Titles" table:base-cell-address="$'par Fournisseur'.$A$1" table:cell-range-address="$'par Fournisseur'.$A$1:.$AMJ$9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3cm" fo:margin-left="0cm" fo:margin-right="0cm" style:first-page-number="continue" style:scale-to="9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84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Fournisseur" style:display-name="PageStyle_par Fournisseur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>
        <text:p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40" meta:object-count="0"/>
    <meta:generator>LibreOffice/4.3.3.2$Windows_x86 LibreOffice_project/9bb7eadab57b6755b1265afa86e04bf45fbfc644</meta:generator>
  </office:meta>
</office:document-meta>
</file>